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9"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0" style:family="paragraph" style:parent-style-name="Standard" style:list-style-name="L3">
      <style:text-properties style:font-name="Times New Roman" fo:font-size="13pt" style:font-size-asian="13pt" style:font-size-complex="13pt"/>
    </style:style>
    <style:style style:name="P31"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3"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8-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7193557"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13</text:span><text:span text:style-name="T4">th</text:span><text:span text:style-name="T10"> July 2012</text:span></text:p>
          <text:p text:style-name="P21"/>
        </text:list-item>
      </text:list>
      <text:p text:style-name="P4">Contents:</text:p>
      <text:p text:style-name="P1"/>
      <text:list xml:id="list37193672" text:style-name="L2">
        <text:list-item>
          <text:p text:style-name="P22">Introduction</text:p>
        </text:list-item>
        <text:list-item>
          <text:p text:style-name="P22">Bugs fixed in this release</text:p>
        </text:list-item>
        <text:list-item>
          <text:p text:style-name="P22"><text:soft-page-break/>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text:soft-page-break/></text:p>
      <text:p text:style-name="P2"/>
      <text:p text:style-name="P14">2 – Bugs fixed in this release</text:p>
      <text:p text:style-name="P8"/>
      <text:list xml:id="list37190859" text:style-name="L3">
        <text:list-item>
          <text:p text:style-name="P23">Release 2.0.58-testing</text:p>
          <text:p text:style-name="P23"/>
          <text:list>
            <text:list-item>
              <text:p text:style-name="P23">EigenD</text:p>
            </text:list-item>
          </text:list>
          <text:p text:style-name="P23"/>
          <text:list>
            <text:list-item>
              <text:list>
                <text:list-item text:start-value="1">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
            </text:list-item>
          </text:list>
          <text:p text:style-name="P23"/>
          <text:list text:continue-numbering="true">
            <text:list-item>
              <text:p text:style-name="P23">Workbench</text:p>
              <text:p text:style-name="P23"/>
              <text:list>
                <text:list-item>
                  <text:p text:style-name="P24">Foregrounded wires not foregrounded when drag canvas</text:p>
                </text:list-item>
                <text:list-item>
                  <text:p text:style-name="P24">Cannot create agent (or keygroup output) with previously used ordinal after renaming</text:p>
                </text:list-item>
                <text:list-item>
                  <text:p text:style-name="P24">Wire tooltips should indicate when there are multiple connections</text:p>
                </text:list-item>
                <text:list-item>
                  <text:p text:style-name="P24">Workbench should not allow wire to be dropped onto box to which connection cannot be made</text:p>
                </text:list-item>
                <text:list-item>
                  <text:p text:style-name="P24">Expand button does not always update correctly when a connection is made to a port</text:p>
                </text:list-item>
                <text:list-item>
                  <text:p text:style-name="P24">Wires have a thick, jagged appearance when many wires share part of a route</text:p>
                </text:list-item>
                <text:list-item>
                  <text:p text:style-name="P24">Operations carried out on the selected (red) wire are sometimes executed on a different wire. </text:p>
                </text:list-item>
                <text:list-item>
                  <text:p text:style-name="P24">Port boxes don't re-sort after rename</text:p>
                </text:list-item>
                <text:list-item>
                  <text:p text:style-name="P24">Z-order problems for multi-section trunks on dragging and wire selection</text:p>
                </text:list-item>
                <text:list-item>
                  <text:p text:style-name="P24">Possible to close some dialog boxes with no warning of unsaved changes</text:p>
                  <text:p text:style-name="P24"/>
                  <text:p text:style-name="P24"/>
                  <text:p text:style-name="P24"/>
                </text:list-item>
              </text:list>
            </text:list-item>
          </text:list>
        </text:list-item>
        <text:list-item>
          <text:p text:style-name="P23">Release 2.0.56-testing</text:p>
          <text:p text:style-name="P23"/>
          <text:list>
            <text:list-item>
              <text:p text:style-name="P23">EigenD</text:p>
            </text:list-item>
          </text:list>
          <text:p text:style-name="P23"/>
        </text:list-item>
        <text:list-item>
          <text:p text:style-name="P32">Emergency fix to last release which prevented multiple saves.</text:p>
        </text:list-item>
      </text:list>
      <text:p text:style-name="P8"/>
      <text:list xml:id="list37256236" text:continue-numbering="true" text:style-name="L3">
        <text:list-item>
          <text:p text:style-name="P23">Release 2.0.54-testing</text:p>
          <text:p text:style-name="P23"/>
          <text:list>
            <text:list-item>
              <text:p text:style-name="P23">EigenD</text:p>
            </text:list-item>
          </text:list>
          <text:p text:style-name="P23"/>
          <text:list>
            <text:list-item>
              <text:list>
                <text:list-item text:start-value="1">
                  <text:p text:style-name="P23">Fixes to factory setups regarding arrangers, recorders and lights.</text:p>
                </text:list-item>
                <text:list-item>
                  <text:p text:style-name="P23">Plumber fix to allows connections from channels to have a dotted filter syntax.</text:p>
                </text:list-item>
                <text:list-item>
                  <text:p text:style-name="P23"><text:soft-page-break/>Removed now unsupported upgrade checkbox from the load GUI.</text:p>
                </text:list-item>
                <text:list-item>
                  <text:p text:style-name="P23">Certain AudioUnits could crash EigenD when deleted while their GUI window was still open.</text:p>
                </text:list-item>
                <text:list-item>
                  <text:p text:style-name="P23">Changes to connected MIDI devices are now detected after EigenD startup.</text:p>
                </text:list-item>
                <text:list-item>
                  <text:p text:style-name="P23">The Pico mode key lights could sometimes be wrong.</text:p>
                </text:list-item>
                <text:list-item>
                  <text:p text:style-name="P23">Deleting a setup could cause the rigs of others setups to be deleted also.</text:p>
                </text:list-item>
                <text:list-item>
                  <text:p text:style-name="P23">Saving while a save operation was already in progress could create corrupt setup files.</text:p>
                </text:list-item>
                <text:list-item>
                  <text:p text:style-name="P23">Loading a new setup while another setup wasn't finished loading could put EigenD into an inconsistent stat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he mouse pointer is updated correctly when its not over the main canvas and the keyboard shortcuts are used to change tools.</text:p>
                </text:list-item>
                <text:list-item>
                  <text:p text:style-name="P23">The edit dialog is updated when a talker action is canceled via belcanto.</text:p>
                </text:list-item>
                <text:list-item>
                  <text:p text:style-name="P23">The minus button on the instance creation dialog will now allow the ordinal to be reduced if it is possible to create an instance with a smaller ordinal.</text:p>
                </text:list-item>
                <text:list-item>
                  <text:p text:style-name="P23">It is no longer possible to generate unconnected pins (blue dots) by inadvertent rapid clicks of the wiring tool. <text:s/>(Dragging such pins was a cause of instability in previous versions).</text:p>
                </text:list-item>
                <text:list-item>
                  <text:p text:style-name="P23">Reconnected wires no longer sometimes use a previously defined route through hooks and trunks rather than an empty route.</text:p>
                </text:list-item>
              </text:list>
            </text:list-item>
          </text:list>
        </text:list-item>
      </text:list>
      <text:p text:style-name="P8"/>
      <text:list xml:id="list37233097" text:continue-numbering="true" text:style-name="L3">
        <text:list-item>
          <text:p text:style-name="P23">Release 2.0.52-testing</text:p>
          <text:p text:style-name="P23"/>
          <text:list>
            <text:list-item>
              <text:p text:style-name="P23">EigenD</text:p>
            </text:list-item>
          </text:list>
          <text:p text:style-name="P23"/>
          <text:list>
            <text:list-item>
              <text:list>
                <text:list-item text:start-value="1">
                  <text:p text:style-name="P23">Fixes to the factory setups for do with scale changing, browsing and recorder control.</text:p>
                </text:list-item>
                <text:list-item>
                  <text:p text:style-name="P23">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3">Reworked agent create verb to stop the inadvertant creation of agents inside rigs.</text:p>
                </text:list-item>
                <text:list-item>
                  <text:p text:style-name="P23">The MIDI routing matrix now doesn't use 0 for the return to origin functionality for the pitchwheel mapping, but uses 8192 instead, which is the rest value for pitch ben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ext:soft-page-break/>Stop multiple instances being started.</text:p>
                </text:list-item>
                <text:list-item>
                  <text:p text:style-name="P23">Stability fixes.</text:p>
                  <text:p text:style-name="P23"/>
                </text:list-item>
              </text:list>
            </text:list-item>
          </text:list>
        </text:list-item>
        <text:list-item>
          <text:p text:style-name="P23">Release 2.0.50-testing</text:p>
          <text:p text:style-name="P23"/>
          <text:list>
            <text:list-item>
              <text:p text:style-name="P23">EigenD</text:p>
            </text:list-item>
          </text:list>
          <text:p text:style-name="P23"/>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Key presses could apply to other tabs than the one that's visible</text:p>
                </text:list-item>
                <text:list-item>
                  <text:p text:style-name="P23">Improvement to default placement of newly created agents</text:p>
                </text:list-item>
                <text:list-item>
                  <text:p text:style-name="P23">Browse and property dialogs could be too large for some screens</text:p>
                </text:list-item>
                <text:list-item>
                  <text:p text:style-name="P23">Stability improvements when changing between setups</text:p>
                </text:list-item>
                <text:list-item>
                  <text:p text:style-name="P23">Expand arrow was sometimes not shown after channel edit</text:p>
                </text:list-item>
                <text:list-item>
                  <text:p text:style-name="P23">Regression fix from 2.0.48 where decimal values were rounded to integers after edit</text:p>
                </text:list-item>
                <text:list-item>
                  <text:p text:style-name="P23">Pins could sometimes not be shown correctly after agent changes</text:p>
                </text:list-item>
                <text:list-item>
                  <text:p text:style-name="P23">Workbench could sometimes crash when deleting the last pair from the mapping editor</text:p>
                </text:list-item>
              </text:list>
            </text:list-item>
          </text:list>
        </text:list-item>
      </text:list>
      <text:p text:style-name="P8"/>
      <text:list xml:id="list37246108" text:continue-numbering="true" text:style-name="L3">
        <text:list-item>
          <text:list>
            <text:list-item>
              <text:p text:style-name="P23">Stage</text:p>
            </text:list-item>
          </text:list>
        </text:list-item>
      </text:list>
      <text:p text:style-name="P8"/>
      <text:list xml:id="list37247335"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Setting ladder filter agent temperature to 100 made it stop working</text:p>
                </text:list-item>
                <text:list-item>
                  <text:p text:style-name="P23">The Tau factory setup is now loaded by default when a Tau is connected</text:p>
                </text:list-item>
                <text:list-item>
                  <text:p text:style-name="P23"><text:soft-page-break/>AU/VST unloading could make EigenD unstabl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30">When editing bundled connections, they were removed from trunks</text:p>
                </text:list-item>
                <text:list-item>
                  <text:p text:style-name="P30">Automatically moved agent boxes were not exactly returned to previous position, causing them to drift out of position</text:p>
                </text:list-item>
                <text:list-item>
                  <text:p text:style-name="P30">Pasting into text fields didn't enable the adjacent set button</text:p>
                </text:list-item>
                <text:list-item>
                  <text:p text:style-name="P30">Clicking on background sometimes didn't bring everything back to foreground</text:p>
                </text:list-item>
                <text:list-item>
                  <text:p text:style-name="P30">Connections to rigs were not shown when a rig was contracted</text:p>
                </text:list-item>
                <text:list-item>
                  <text:p text:style-name="P30">Rig opening progress bars were always shown on the main tab</text:p>
                </text:list-item>
                <text:list-item>
                  <text:p text:style-name="P30">Changing a channel of a rig created spurious channel entries</text:p>
                </text:list-item>
                <text:list-item>
                  <text:p text:style-name="P30">Agent and port names sometimes overwrote the expand button</text:p>
                </text:list-item>
                <text:list-item>
                  <text:p text:style-name="P30">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37231279" text:continue-numbering="true" text:style-name="L3">
        <text:list-item>
          <text:list>
            <text:list-item>
              <text:p text:style-name="P23">EigenD</text:p>
            </text:list-item>
          </text:list>
        </text:list-item>
      </text:list>
      <text:p text:style-name="P8"/>
      <text:list xml:id="list37237142" text:continue-numbering="true" text:style-name="L3">
        <text:list-item>
          <text:list>
            <text:list-item>
              <text:list>
                <text:list-item>
                  <text:p text:style-name="P23">Regression fixes to per-note MIDI CC data and host automation data</text:p>
                </text:list-item>
                <text:list-item>
                  <text:p text:style-name="P23">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37240734" text:continue-numbering="true" text:style-name="L3">
        <text:list-item>
          <text:list>
            <text:list-item>
              <text:p text:style-name="P23">Workbench</text:p>
            </text:list-item>
          </text:list>
        </text:list-item>
      </text:list>
      <text:p text:style-name="P8"/>
      <text:list xml:id="list37237889" text:continue-numbering="true" text:style-name="L3">
        <text:list-item>
          <text:list>
            <text:list-item>
              <text:list>
                <text:list-item>
                  <text:p text:style-name="P23">Fix for agents disappearing when loading a different setup</text:p>
                </text:list-item>
                <text:list-item>
                  <text:p text:style-name="P23">More reliable wire repainting</text:p>
                </text:list-item>
                <text:list-item>
                  <text:p text:style-name="P23">Fixes for various crashes while switching setups</text:p>
                </text:list-item>
              </text:list>
            </text:list-item>
          </text:list>
        </text:list-item>
      </text:list>
      <text:p text:style-name="P8"/>
      <text:p text:style-name="P8"/>
      <text:list xml:id="list37253974" text:continue-numbering="true" text:style-name="L3">
        <text:list-item>
          <text:p text:style-name="P23">Release 2.0.44-experimental</text:p>
          <text:p text:style-name="P23"/>
          <text:list>
            <text:list-item>
              <text:p text:style-name="P23">EigenD</text:p>
            </text:list-item>
          </text:list>
        </text:list-item>
      </text:list>
      <text:p text:style-name="P8"/>
      <text:list xml:id="list37236498"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37249311" text:continue-numbering="true" text:style-name="L3">
        <text:list-item>
          <text:list>
            <text:list-item>
              <text:p text:style-name="P23"><text:soft-page-break/>Workbench</text:p>
            </text:list-item>
          </text:list>
        </text:list-item>
      </text:list>
      <text:p text:style-name="P8"/>
      <text:list xml:id="list37253482"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
      <text:list xml:id="list37227173" text:continue-numbering="true" text:style-name="L3">
        <text:list-item>
          <text:p text:style-name="P23">Release 2.0.42-experimental</text:p>
          <text:p text:style-name="P23"/>
          <text:list>
            <text:list-item>
              <text:p text:style-name="P23">EigenD</text:p>
            </text:list-item>
          </text:list>
        </text:list-item>
      </text:list>
      <text:p text:style-name="P8"/>
      <text:list xml:id="list37251146"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
          <text:list>
            <text:list-item>
              <text:p text:style-name="P23">EigenD</text:p>
            </text:list-item>
          </text:list>
        </text:list-item>
      </text:list>
      <text:p text:style-name="P8"/>
      <text:list xml:id="list37256268"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37256871" text:continue-numbering="true" text:style-name="L3">
        <text:list-item>
          <text:list>
            <text:list-item>
              <text:p text:style-name="P23">Workbench</text:p>
            </text:list-item>
          </text:list>
        </text:list-item>
      </text:list>
      <text:p text:style-name="P8"/>
      <text:list xml:id="list37235938" text:continue-numbering="true" text:style-name="L3">
        <text:list-item>
          <text:list>
            <text:list-item>
              <text:list>
                <text:list-item>
                  <text:p text:style-name="P23">Stability Improvements.</text:p>
                </text:list-item>
              </text:list>
            </text:list-item>
          </text:list>
        </text:list-item>
      </text:list>
      <text:p text:style-name="P8"/>
      <text:list xml:id="list37253374" text:continue-numbering="true" text:style-name="L3">
        <text:list-item>
          <text:p text:style-name="P23">Release 2.0.38-experimental</text:p>
          <text:p text:style-name="P23"/>
          <text:list>
            <text:list-item>
              <text:p text:style-name="P23">EigenD</text:p>
            </text:list-item>
          </text:list>
        </text:list-item>
      </text:list>
      <text:p text:style-name="P8"/>
      <text:list xml:id="list37235764" text:continue-numbering="true" text:style-name="L3">
        <text:list-item>
          <text:list>
            <text:list-item>
              <text:list>
                <text:list-item>
                  <text:p text:style-name="P23">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text:soft-page-break/>Many agent fixes related to the new key data stream format</text:p>
                </text:list-item>
                <text:list-item>
                  <text:p text:style-name="P23">MIDI clock agents wouldn't start running inside Rigs</text:p>
                </text:list-item>
                <text:list-item>
                  <text:p text:style-name="P23">The clocking relationship inside Rigs wasn't correct</text:p>
                </text:list-item>
              </text:list>
            </text:list-item>
          </text:list>
        </text:list-item>
      </text:list>
      <text:p text:style-name="P8"/>
      <text:list xml:id="list37242917" text:continue-numbering="true" text:style-name="L3">
        <text:list-item>
          <text:list>
            <text:list-item>
              <text:p text:style-name="P23">Workbench</text:p>
            </text:list-item>
          </text:list>
        </text:list-item>
      </text:list>
      <text:p text:style-name="P8"/>
      <text:list xml:id="list37232408"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37232541" text:continue-numbering="true" text:style-name="L3">
        <text:list-item>
          <text:list>
            <text:list-item>
              <text:p text:style-name="P23">Stage</text:p>
            </text:list-item>
          </text:list>
        </text:list-item>
      </text:list>
      <text:p text:style-name="P8"/>
      <text:list xml:id="list37240034"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37239753" text:continue-numbering="true" text:style-name="L3">
        <text:list-item>
          <text:p text:style-name="P23">Release 2.0.36-experimental</text:p>
          <text:p text:style-name="P23"/>
          <text:list>
            <text:list-item>
              <text:p text:style-name="P23">EigenD</text:p>
            </text:list-item>
          </text:list>
        </text:list-item>
      </text:list>
      <text:p text:style-name="P8"/>
      <text:list xml:id="list37249375" text:continue-numbering="true" text:style-name="L3">
        <text:list-item>
          <text:list>
            <text:list-item>
              <text:list>
                <text:list-item>
                  <text:p text:style-name="P23">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
      <text:p text:style-name="P8"/>
      <text:list xml:id="list37246574" text:continue-numbering="true" text:style-name="L3">
        <text:list-item>
          <text:list>
            <text:list-item>
              <text:p text:style-name="P23">Workbench</text:p>
            </text:list-item>
          </text:list>
        </text:list-item>
      </text:list>
      <text:p text:style-name="P8"/>
      <text:list xml:id="list37232586" text:continue-numbering="true" text:style-name="L3">
        <text:list-item>
          <text:list>
            <text:list-item>
              <text:list>
                <text:list-item>
                  <text:p text:style-name="P32">Stability Improvements</text:p>
                </text:list-item>
                <text:list-item>
                  <text:p text:style-name="P23">Property Editors react to background changes</text:p>
                </text:list-item>
              </text:list>
            </text:list-item>
          </text:list>
        </text:list-item>
      </text:list>
      <text:p text:style-name="P8"/>
      <text:list xml:id="list37256271" text:continue-numbering="true" text:style-name="L3">
        <text:list-item>
          <text:p text:style-name="P23">Release 2.0.35-experimental</text:p>
          <text:p text:style-name="P23"/>
          <text:list>
            <text:list-item>
              <text:p text:style-name="P23">EigenD</text:p>
            </text:list-item>
          </text:list>
        </text:list-item>
      </text:list>
      <text:p text:style-name="P8"/>
      <text:list xml:id="list37250653"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37252364" text:continue-numbering="true" text:style-name="L3">
        <text:list-item>
          <text:list>
            <text:list-item>
              <text:list>
                <text:list-item>
                  <text:p text:style-name="P23">Stability Improvements</text:p>
                </text:list-item>
              </text:list>
            </text:list-item>
          </text:list>
          <text:p text:style-name="P23"><text:soft-page-break/></text:p>
        </text:list-item>
        <text:list-item>
          <text:p text:style-name="P23">Release 2.0.34-experimental</text:p>
          <text:p text:style-name="P23"/>
          <text:list>
            <text:list-item>
              <text:p text:style-name="P23">EigenD</text:p>
            </text:list-item>
          </text:list>
        </text:list-item>
      </text:list>
      <text:p text:style-name="P8"/>
      <text:list xml:id="list37257063" text:continue-numbering="true" text:style-name="L3">
        <text:list-item>
          <text:list>
            <text:list-item>
              <text:list>
                <text:list-item>
                  <text:p text:style-name="P23">Merged Bug fixes from 1.4 up to 1.4.11</text:p>
                </text:list-item>
              </text:list>
            </text:list-item>
          </text:list>
        </text:list-item>
      </text:list>
      <text:p text:style-name="P8"/>
      <text:list xml:id="list37238354" text:continue-numbering="true" text:style-name="L3">
        <text:list-item>
          <text:list>
            <text:list-item>
              <text:p text:style-name="P23">Workbench</text:p>
            </text:list-item>
          </text:list>
        </text:list-item>
      </text:list>
      <text:p text:style-name="P8"/>
      <text:list xml:id="list37250061" text:continue-numbering="true" text:style-name="L3">
        <text:list-item>
          <text:list>
            <text:list-item>
              <text:list>
                <text:list-item>
                  <text:p text:style-name="P23">Stability Improvements</text:p>
                </text:list-item>
              </text:list>
            </text:list-item>
          </text:list>
        </text:list-item>
      </text:list>
      <text:p text:style-name="P8"/>
      <text:list xml:id="list37244443" text:continue-numbering="true" text:style-name="L3">
        <text:list-item>
          <text:p text:style-name="P23">Release 2.0.33-experimental</text:p>
        </text:list-item>
      </text:list>
      <text:p text:style-name="P8"/>
      <text:list xml:id="list37238306" text:continue-numbering="true" text:style-name="L3">
        <text:list-item>
          <text:list>
            <text:list-item>
              <text:p text:style-name="P23">Eigend</text:p>
            </text:list-item>
          </text:list>
        </text:list-item>
      </text:list>
      <text:p text:style-name="P8"/>
      <text:list xml:id="list37243814" text:continue-numbering="true" text:style-name="L3">
        <text:list-item>
          <text:list>
            <text:list-item>
              <text:list>
                <text:list-item>
                  <text:p text:style-name="P23">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Fixes to talkers</text:p>
                </text:list-item>
                <text:list-item>
                  <text:p text:style-name="P23">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37233087" text:continue-numbering="true" text:style-name="L3">
        <text:list-item>
          <text:list>
            <text:list-item>
              <text:p text:style-name="P23">Workbench</text:p>
            </text:list-item>
          </text:list>
        </text:list-item>
      </text:list>
      <text:p text:style-name="P8"/>
      <text:list xml:id="list37231929" text:continue-numbering="true" text:style-name="L3">
        <text:list-item>
          <text:list>
            <text:list-item>
              <text:list>
                <text:list-item>
                  <text:p text:style-name="P23">Crashes caused by loophole allowing apparent connection of same wire to inputs on more than one agent</text:p>
                </text:list-item>
                <text:list-item>
                  <text:p text:style-name="P23">Crash when delete Kgroup Output</text:p>
                </text:list-item>
                <text:list-item>
                  <text:p text:style-name="P23">Crash when delete main Kgroup</text:p>
                </text:list-item>
                <text:list-item>
                  <text:p text:style-name="P23">Wire becomes invisible when input and output points are exactly vertically 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ext:soft-page-break/>to the mouse pointer</text:p>
                </text:list-item>
                <text:list-item>
                  <text:p text:style-name="P23">Multi-select tool only works on top left corner of agents</text:p>
                </text:list-item>
                <text:list-item>
                  <text:p text:style-name="P23">Agents which move automatically when obscured by expanding an agent move back even when a port is contracted on the obscuring agent</text:p>
                </text:list-item>
                <text:list-item>
                  <text:p text:style-name="P23">Dragging a wire from a reversed connection (a light output for example) requires the drag to start exactly on the pin rather than anywhere in the box as is the case for other ports</text:p>
                </text:list-item>
                <text:list-item>
                  <text:p text:style-name="P23">Show/hide metronome and controller wires setting should be persistent</text:p>
                </text:list-item>
              </text:list>
            </text:list-item>
          </text:list>
        </text:list-item>
      </text:list>
      <text:p text:style-name="P8"/>
      <text:list xml:id="list37211904" text:style-name="L4">
        <text:list-header>
          <text:p text:style-name="P25"/>
        </text:list-header>
      </text:list>
      <text:p text:style-name="P3">3 – Bugs and known issues in this release</text:p>
      <text:list xml:id="list37235831" text:continue-numbering="true" text:style-name="L4">
        <text:list-header>
          <text:p text:style-name="P29"/>
        </text:list-header>
        <text:list-item>
          <text:p text:style-name="P25">EigenD</text:p>
        </text:list-item>
      </text:list>
      <text:p text:style-name="P9"/>
      <text:list xml:id="list37243119" text:continue-numbering="true" text:style-name="L4">
        <text:list-item>
          <text:list>
            <text:list-item>
              <text:p text:style-name="P25">EigenD should prompt user to save setup before quitting</text:p>
            </text:list-item>
          </text:list>
        </text:list-item>
      </text:list>
      <text:p text:style-name="P9"/>
      <text:list xml:id="list37250912" text:continue-numbering="true" text:style-name="L4">
        <text:list-item>
          <text:p text:style-name="P25">Workbench</text:p>
        </text:list-item>
      </text:list>
      <text:p text:style-name="P9"/>
      <text:list xml:id="list37255471" text:continue-numbering="true" text:style-name="L4">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Buffer size incorrectly shown as zero</text:p>
            </text:list-item>
            <text:list-item>
              <text:p text:style-name="P25">Wires reconnected via belcanto sometimes use old route</text:p>
            </text:list-item>
            <text:list-item>
              <text:p text:style-name="P25">Z-order for hooks and trunks wrong <text:s/>when dragging a group of items</text:p>
            </text:list-item>
            <text:list-item>
              <text:p text:style-name="P25">Trunks should be hidden if only used by hidden wir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text:p text:style-name="P12"/>
      <text:p text:style-name="P3">4 – Changes and Improvements</text:p>
      <text:p text:style-name="P8"/>
      <text:list xml:id="list37210234" text:style-name="L5">
        <text:list-item>
          <text:p text:style-name="P26">Release 2.0.58-testing</text:p>
          <text:p text:style-name="P26"/>
          <text:list>
            <text:list-item>
              <text:p text:style-name="P26">EigenD</text:p>
            </text:list-item>
          </text:list>
          <text:p text:style-name="P26"/>
          <text:list>
            <text:list-item>
              <text:list>
                <text:list-item text:start-value="1">
                  <text:p text:style-name="P26">Available MIDI devices are now updated while EigenD is running, it's not necessary anymore to restart EigenD for this.</text:p>
                </text:list-item>
                <text:list-item>
                  <text:p text:style-name="P26">Previously selected MIDI output and input devices are automatically selected when the device is connected even after EigenD has already started up.</text:p>
                </text:list-item>
                <text:list-item>
                  <text:p text:style-name="P26">Improvements to audio interface support on MacOSX, now permitting very small buffer sizes.</text:p>
                </text:list-item>
                <text:list-item>
                  <text:p text:style-name="P26">Added Pico Factory 2 setup, meaning that all factory setups from EigenD 1 are now available in EigenD 2</text:p>
                </text:list-item>
                <text:list-item>
                  <text:p text:style-name="P26">Minor GUI changes to make more space for the setup description panel.</text:p>
                </text:list-item>
                <text:list-item>
                  <text:p text:style-name="P26"><text:soft-page-break/>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list xml:id="list37249619" text:continue-numbering="true" text:style-name="L5">
        <text:list-item>
          <text:list>
            <text:list-item>
              <text:list>
                <text:list-item>
                  <text:p text:style-name="P26">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6">a AU/VST plugin that is by default using the 'tin whistle' fingering</text:p>
                    </text:list-item>
                    <text:list-item>
                      <text:p text:style-name="P26">a native Clarinet that is by default using the 'simple clarinet' fingering</text:p>
                    </text:list-item>
                    <text:list-item>
                      <text:p text:style-name="P26">MIDI output that is by default using the 'tin whistle' fingering</text:p>
                    </text:list-item>
                  </text:list>
                  <text:p text:style-name="P26"/>
                </text:list-item>
                <text:list-item>
                  <text:p text:style-name="P26">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37247342" text:continue-numbering="true" text:style-name="L5">
        <text:list-item>
          <text:list>
            <text:list-item>
              <text:p text:style-name="P26">Workbench</text:p>
              <text:list>
                <text:list-item>
                  <text:p text:style-name="P26"><text:soft-page-break/>You can now click anywhere on an agent box to bring that agent to the foreground, rather than being restricted to clicking on the title bar of the agent box.</text:p>
                </text:list-item>
                <text:list-item>
                  <text:p text:style-name="P26">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6">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6">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6">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6">The delete wire and delete routing information dialogs now display details of which wires will be affected by the action.</text:p>
                </text:list-item>
                <text:list-item>
                  <text:p text:style-name="P26">The expand button updates correctly when a connection is made to a port.</text:p>
                </text:list-item>
                <text:list-item>
                  <text:p text:style-name="P26">Agent boxes are now transparent when dragged to fix a problem with the diagram when dragging a connected agent box over other boxes, trunks and hooks.</text:p>
                </text:list-item>
                <text:list-item>
                  <text:p text:style-name="P26">In the Edit Dialog, strings and names are now set when the textbox looses focus, rather than by pressing a 'set' button. <text:s text:c="2"/></text:p>
                  <text:p text:style-name="P26"/>
                  <text:p text:style-name="P26"><text:s/></text:p>
                </text:list-item>
              </text:list>
            </text:list-item>
          </text:list>
        </text:list-item>
      </text:list>
      <text:p text:style-name="P8"/>
      <text:list xml:id="list37253629" text:continue-numbering="true" text:style-name="L5">
        <text:list-item>
          <text:p text:style-name="P26">Release 2.0.54-testing</text:p>
        </text:list-item>
      </text:list>
      <text:p text:style-name="P8"/>
      <text:list xml:id="list37236330" text:continue-numbering="true" text:style-name="L5">
        <text:list-item>
          <text:list>
            <text:list-item>
              <text:p text:style-name="P26">Workbench</text:p>
            </text:list-item>
          </text:list>
        </text:list-item>
      </text:list>
      <text:p text:style-name="P8"/>
      <text:list xml:id="list37234625" text:continue-numbering="true" text:style-name="L5">
        <text:list-item>
          <text:list>
            <text:list-item>
              <text:list>
                <text:list-item>
                  <text:p text:style-name="P26">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6">The version of JUCE has been updated to match that used by EigenD. <text:s/>This should fix some stability issues experienced by some windows users. <text:s/></text:p>
                </text:list-item>
              </text:list>
            </text:list-item>
          </text:list>
        </text:list-item>
      </text:list>
      <text:p text:style-name="P8"/>
      <text:list xml:id="list37235989" text:continue-numbering="true" text:style-name="L5">
        <text:list-item>
          <text:p text:style-name="P26">Release 2.0.52-testing</text:p>
          <text:p text:style-name="P26"/>
          <text:list>
            <text:list-item>
              <text:p text:style-name="P26"><text:soft-page-break/>EigenD</text:p>
              <text:p text:style-name="P26"/>
              <text:list>
                <text:list-item>
                  <text:p text:style-name="P26">The Alpha Factory setups 2 and 3 with keyboard splits are now available for EigenD 2.0</text:p>
                </text:list-item>
                <text:list-item>
                  <text:p text:style-name="P26">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37228930" text:continue-numbering="true" text:style-name="L5">
        <text:list-item>
          <text:list>
            <text:list-item>
              <text:list>
                <text:list-item>
                  <text:p text:style-name="P26">Added create verb to Rigs</text:p>
                </text:list-item>
                <text:list-item>
                  <text:p text:style-name="P26">Minor factory setup improvements</text:p>
                </text:list-item>
                <text:list-item>
                  <text:p text:style-name="P26">All included Belcanto scripts have been adapted for the new factory setups</text:p>
                </text:list-item>
              </text:list>
            </text:list-item>
          </text:list>
        </text:list-item>
      </text:list>
      <text:p text:style-name="P8"/>
      <text:list xml:id="list37252527" text:continue-numbering="true" text:style-name="L5">
        <text:list-item>
          <text:list>
            <text:list-item>
              <text:p text:style-name="P26">Workbench</text:p>
            </text:list-item>
          </text:list>
        </text:list-item>
      </text:list>
      <text:p text:style-name="P8"/>
      <text:list xml:id="list37243077" text:continue-numbering="true" text:style-name="L5">
        <text:list-item>
          <text:list>
            <text:list-item>
              <text:list>
                <text:list-item>
                  <text:p text:style-name="P26">Mousewheel zooming can now be disabled.</text:p>
                </text:list-item>
              </text:list>
            </text:list-item>
          </text:list>
        </text:list-item>
      </text:list>
      <text:p text:style-name="P8"/>
      <text:list xml:id="list37225702" text:continue-numbering="true" text:style-name="L5">
        <text:list-item>
          <text:p text:style-name="P26">Release 2.0.50-testing</text:p>
          <text:p text:style-name="P26"/>
          <text:list>
            <text:list-item>
              <text:p text:style-name="P26">EigenD</text:p>
              <text:p text:style-name="P26"/>
              <text:list>
                <text:list-item>
                  <text:p text:style-name="P26">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6">Added create verb to Rigs</text:p>
                </text:list-item>
                <text:list-item>
                  <text:p text:style-name="P26">Minor factory setup improvements</text:p>
                </text:list-item>
              </text:list>
            </text:list-item>
          </text:list>
        </text:list-item>
      </text:list>
      <text:p text:style-name="P8"/>
      <text:list xml:id="list37245895" text:continue-numbering="true" text:style-name="L5">
        <text:list-item>
          <text:list>
            <text:list-item>
              <text:p text:style-name="P26">Workbench</text:p>
            </text:list-item>
          </text:list>
        </text:list-item>
      </text:list>
      <text:p text:style-name="P8"/>
      <text:list xml:id="list37247752" text:continue-numbering="true" text:style-name="L5">
        <text:list-item>
          <text:list>
            <text:list-item>
              <text:list>
                <text:list-item>
                  <text:p text:style-name="P26">When EigenD finds it's impossible to connect/disconnect certain wires, this is now reported by Workbench</text:p>
                </text:list-item>
                <text:list-item>
                  <text:p text:style-name="P26">Property editor UI improvements</text:p>
                </text:list-item>
                <text:list-item>
                  <text:p text:style-name="P26">Tooltips are now displayed for text boxes in the property editor</text:p>
                </text:list-item>
                <text:list-item>
                  <text:p text:style-name="P26">Changing the headphone volume limit displays a safety warning</text:p>
                </text:list-item>
                <text:list-item>
                  <text:p text:style-name="P26">Improvement to Workbench shutdown when EigenD disappears</text:p>
                </text:list-item>
                <text:list-item>
                  <text:p text:style-name="P26">Names in Workbench can now only be valid Belcanto names</text:p>
                </text:list-item>
              </text:list>
            </text:list-item>
          </text:list>
        </text:list-item>
      </text:list>
      <text:p text:style-name="P8"/>
      <text:list xml:id="list37236870" text:continue-numbering="true" text:style-name="L5">
        <text:list-item>
          <text:p text:style-name="P26">Release 2.0.48-experimental</text:p>
          <text:p text:style-name="P26"/>
          <text:list>
            <text:list-item>
              <text:p text:style-name="P26">EigenD</text:p>
              <text:p text:style-name="P26"/>
              <text:list>
                <text:list-item>
                  <text:p text:style-name="P26">Switched around the naming of columns and rows</text:p>
                </text:list-item>
                <text:list-item>
                  <text:p text:style-name="P26">Improved number handling so that lists of numbers can be expressed in <text:soft-page-break/>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37247352" text:continue-numbering="true" text:style-name="L5">
        <text:list-item>
          <text:list>
            <text:list-item>
              <text:list>
                <text:list-item>
                  <text:p text:style-name="P26">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37249229" text:continue-numbering="true" text:style-name="L5">
        <text:list-item>
          <text:list>
            <text:list-item>
              <text:p text:style-name="P26">Workbench</text:p>
            </text:list-item>
          </text:list>
        </text:list-item>
      </text:list>
      <text:p text:style-name="P8"/>
      <text:list xml:id="list37226757" text:continue-numbering="true" text:style-name="L5">
        <text:list-item>
          <text:list>
            <text:list-item>
              <text:list>
                <text:list-item>
                  <text:p text:style-name="P26">More sensible number of decimal places are now displayed in the numeric editors</text:p>
                </text:list-item>
                <text:list-item>
                  <text:p text:style-name="P26">Agent creation errors are now reported back to the user</text:p>
                </text:list-item>
                <text:list-item>
                  <text:p text:style-name="P26">Find dialog UI improvements</text:p>
                </text:list-item>
                <text:list-item>
                  <text:p text:style-name="P26">Rig open button UI improvement</text:p>
                </text:list-item>
              </text:list>
            </text:list-item>
          </text:list>
        </text:list-item>
      </text:list>
      <text:p text:style-name="P8"/>
      <text:list xml:id="list37242803" text:continue-numbering="true" text:style-name="L5">
        <text:list-item>
          <text:p text:style-name="P26">Release 2.0.46-experimental</text:p>
          <text:p text:style-name="P26"/>
          <text:list>
            <text:list-item>
              <text:p text:style-name="P26">EigenD</text:p>
              <text:p text:style-name="P26"/>
              <text:list>
                <text:list-item>
                  <text:p text:style-name="P26">Separate enabling of tail time idling from the actual idling timeout. <text:s/>A new port, 'tail time enable' controls whether idling is enabled</text:p>
                </text:list-item>
              </text:list>
            </text:list-item>
          </text:list>
          <text:p text:style-name="P33"/>
        </text:list-item>
        <text:list-item>
          <text:p text:style-name="P26">Release 2.0.40-experimental</text:p>
        </text:list-item>
      </text:list>
      <text:p text:style-name="P8"/>
      <text:list xml:id="list37244889" text:continue-numbering="true" text:style-name="L5">
        <text:list-item>
          <text:list>
            <text:list-item>
              <text:p text:style-name="P26">EigenD</text:p>
            </text:list-item>
          </text:list>
        </text:list-item>
      </text:list>
      <text:p text:style-name="P8"/>
      <text:list xml:id="list37252164" text:continue-numbering="true" text:style-name="L5">
        <text:list-item>
          <text:list>
            <text:list-item>
              <text:list>
                <text:list-item>
                  <text:p text:style-name="P26">HTTP support in the new Illuminator agent, full details in the wiki: <text:a xlink:type="simple" xlink:href="http://www.eigenlabs.com/wiki/2.0/Illuminator/">http://www.eigenlabs.com/wiki/2.0/Illuminator/</text:a></text:p>
                </text:list-item>
              </text:list>
            </text:list-item>
          </text:list>
          <text:p text:style-name="P26"/>
        </text:list-item>
        <text:list-item>
          <text:p text:style-name="P26">Release 2.0.38-experimental</text:p>
          <text:p text:style-name="P26"/>
          <text:list>
            <text:list-item>
              <text:p text:style-name="P26">EigenD</text:p>
              <text:p text:style-name="P26"/>
              <text:list>
                <text:list-item>
                  <text:p text:style-name="P26">Fully functioning factory setups are now included for Alpha, Tau and Pico</text:p>
                </text:list-item>
                <text:list-item>
                  <text:p text:style-name="P26">Example modular synth setups for Alpha, Tau and Pico</text:p>
                </text:list-item>
                <text:list-item>
                  <text:p text:style-name="P26">New Fingerer agent</text:p>
                </text:list-item>
                <text:list-item>
                  <text:p text:style-name="P26">New Illuminator agent</text:p>
                </text:list-item>
                <text:list-item>
                  <text:p text:style-name="P26">Keygroup outputs can now be individually enabled or toggled through <text:soft-page-break/>Belcanto</text:p>
                </text:list-item>
                <text:list-item>
                  <text:p text:style-name="P26">Alpha and Tau debouncing system is now configurable:</text:p>
                  <text:list>
                    <text:list-header>
                      <text:p text:style-name="P26">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7237804" text:continue-numbering="true" text:style-name="L5">
        <text:list-item>
          <text:list>
            <text:list-item>
              <text:list>
                <text:list-item>
                  <text:list>
                    <text:list-header>
                      <text:p text:style-name="P31">keyboard 1 debounce to 25000 set</text:p>
                    </text:list-header>
                  </text:list>
                </text:list-item>
              </text:list>
            </text:list-item>
          </text:list>
        </text:list-item>
      </text:list>
      <text:p text:style-name="P10"/>
      <text:list xml:id="list37229100" text:continue-numbering="true" text:style-name="L5">
        <text:list-item>
          <text:list>
            <text:list-item>
              <text:list>
                <text:list-item>
                  <text:p text:style-name="P26">The note player has been extracted from the Recorder agent into a new Player agent</text:p>
                </text:list-item>
                <text:list-item>
                  <text:p text:style-name="P26">Improvements to Recorder agent auxiliary port name linking</text:p>
                </text:list-item>
                <text:list-item>
                  <text:p text:style-name="P26">Added a fixed Controller Input to the Recorder agent</text:p>
                </text:list-item>
                <text:list-item>
                  <text:p text:style-name="P26">Port cleanups and naming improvements to Ranger, Shaper, <text:s/>Arranger, Audio, Stringer agents</text:p>
                </text:list-item>
                <text:list-item>
                  <text:p text:style-name="P26">Controller agent now automatically discovers its feedback input</text:p>
                </text:list-item>
                <text:list-item>
                  <text:p text:style-name="P26">Generic dialog handler for Return and Escape keys</text:p>
                </text:list-item>
                <text:list-item>
                  <text:p text:style-name="P26">Alpha, Tau and Pico startup behaviour is more efficient</text:p>
                </text:list-item>
                <text:list-item>
                  <text:p text:style-name="P26">Added a modifier input to the scaler which is acting as a fixed range pitch bend, currently used by the Fingerer agent</text:p>
                </text:list-item>
                <text:list-item>
                  <text:p text:style-name="P26">Added support for strip controllers to prototype OSC Output agent</text:p>
                </text:list-item>
                <text:list-item>
                  <text:p text:style-name="P26">EigenBrowser could sometimes fail to display its data</text:p>
                </text:list-item>
              </text:list>
            </text:list-item>
          </text:list>
        </text:list-item>
      </text:list>
      <text:p text:style-name="P8"/>
      <text:list xml:id="list37253281" text:continue-numbering="true" text:style-name="L5">
        <text:list-item>
          <text:list>
            <text:list-item>
              <text:p text:style-name="P26">Workbench</text:p>
            </text:list-item>
          </text:list>
        </text:list-item>
      </text:list>
      <text:p text:style-name="P8"/>
      <text:list xml:id="list37249117" text:continue-numbering="true" text:style-name="L5">
        <text:list-item>
          <text:list>
            <text:list-item>
              <text:list>
                <text:list-item>
                  <text:p text:style-name="P26">More consistent naming of channels and filters</text:p>
                </text:list-item>
                <text:list-item>
                  <text:p text:style-name="P26">GUI layout improvements</text:p>
                </text:list-item>
                <text:list-item>
                  <text:p text:style-name="P26">Increased the maximum dimensions of the Workbench window</text:p>
                  <text:p text:style-name="P26"/>
                </text:list-item>
              </text:list>
            </text:list-item>
            <text:list-item>
              <text:p text:style-name="P26">Stage</text:p>
            </text:list-item>
          </text:list>
        </text:list-item>
      </text:list>
      <text:p text:style-name="P8"/>
      <text:list xml:id="list37245582" text:continue-numbering="true" text:style-name="L5">
        <text:list-item>
          <text:list>
            <text:list-item>
              <text:list>
                <text:list-item>
                  <text:p text:style-name="P26">The widget increments are now useful by default</text:p>
                </text:list-item>
              </text:list>
            </text:list-item>
          </text:list>
        </text:list-item>
      </text:list>
      <text:p text:style-name="P8"/>
      <text:list xml:id="list37244861" text:continue-numbering="true" text:style-name="L5">
        <text:list-item>
          <text:p text:style-name="P26">Release 2.0.36-experimental</text:p>
        </text:list-item>
      </text:list>
      <text:p text:style-name="P8"/>
      <text:list xml:id="list37246239" text:continue-numbering="true" text:style-name="L5">
        <text:list-item>
          <text:list>
            <text:list-item>
              <text:p text:style-name="P26">EigenD</text:p>
              <text:p text:style-name="P26"/>
              <text:list>
                <text:list-item>
                  <text:p text:style-name="P26">Testing and experimental releases no longer update the top level EigenD link in Applications on the Mac</text:p>
                </text:list-item>
                <text:list-item>
                  <text:p text:style-name="P26">EigenD now allows agents to coin their own words</text:p>
                </text:list-item>
                <text:list-item>
                  <text:p text:style-name="P26">New save button to save over the current setup, if it's not a factory setup</text:p>
                </text:list-item>
                <text:list-item>
                  <text:p text:style-name="P26">Now useless activation signals have been removed</text:p>
                </text:list-item>
                <text:list-item>
                  <text:p text:style-name="P26"><text:soft-page-break/>StringEnum data type for small fixed choices, with dropdown support in Workbench</text:p>
                </text:list-item>
                <text:list-item>
                  <text:p text:style-name="P26">Factory setups and Example setups are now separated into different top level menus</text:p>
                </text:list-item>
                <text:list-item>
                  <text:p text:style-name="P26">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37234074" text:continue-numbering="true" text:style-name="L5">
        <text:list-item>
          <text:list>
            <text:list-item>
              <text:list>
                <text:list-item>
                  <text:p text:style-name="P26">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37243889" text:continue-numbering="true" text:style-name="L5">
        <text:list-item>
          <text:list>
            <text:list-item>
              <text:p text:style-name="P26">Workbench</text:p>
            </text:list-item>
          </text:list>
        </text:list-item>
      </text:list>
      <text:p text:style-name="P8"/>
      <text:list xml:id="list37233797" text:continue-numbering="true" text:style-name="L5">
        <text:list-item>
          <text:list>
            <text:list-item>
              <text:list>
                <text:list-item>
                  <text:p text:style-name="P26">Keyboard shortcuts for tools</text:p>
                </text:list-item>
              </text:list>
            </text:list-item>
          </text:list>
        </text:list-item>
      </text:list>
      <text:p text:style-name="P15"/>
      <text:p text:style-name="P15">There are now keyboard shortcuts for the various workbench tools</text:p>
      <text:p text:style-name="P15"/>
      <text:list xml:id="list37240628" text:continue-numbering="true" text:style-name="L5">
        <text:list-item>
          <text:list>
            <text:list-item>
              <text:list>
                <text:list-item>
                  <text:p text:style-name="P26">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37208557" text:style-name="L6">
        <text:list-item>
          <text:p text:style-name="P27">Release 2.0.35-experimental</text:p>
        </text:list-item>
      </text:list>
      <text:p text:style-name="P8"/>
      <text:list xml:id="list37235807" text:continue-numbering="true" text:style-name="L6">
        <text:list-item>
          <text:list>
            <text:list-item>
              <text:p text:style-name="P27">EigenD</text:p>
              <text:p text:style-name="P27"/>
              <text:list>
                <text:list-item>
                  <text:p text:style-name="P27">Key stream from keyboard now has keys arranged in one musical course instead of the courses mirroring the physical layout</text:p>
                </text:list-item>
                <text:list-item>
                  <text:p text:style-name="P27">Changed Kgroup to Keygroup</text:p>
                </text:list-item>
                <text:list-item>
                  <text:p text:style-name="P27">Agents now occupy relocatable directories</text:p>
                </text:list-item>
                <text:list-item>
                  <text:p text:style-name="P27">EigenD includes enough headers and import libraries to build Agents without needing the full source</text:p>
                </text:list-item>
                <text:list-item>
                  <text:p text:style-name="P27">Reference build scripts included for building Agents</text:p>
                </text:list-item>
              </text:list>
            </text:list-item>
          </text:list>
        </text:list-item>
      </text:list>
      <text:p text:style-name="P8"><text:s/></text:p>
      <text:list xml:id="list37252582" text:continue-list="list37231929" text:style-name="L3">
        <text:list-item>
          <text:p text:style-name="P23">Release 2.0.34-experimental</text:p>
          <text:p text:style-name="P23"/>
          <text:list>
            <text:list-item>
              <text:p text:style-name="P23">Workbench</text:p>
            </text:list-item>
          </text:list>
        </text:list-item>
      </text:list>
      <text:p text:style-name="P8"/>
      <text:list xml:id="list37227566" text:continue-numbering="true" text:style-name="L3">
        <text:list-item>
          <text:list>
            <text:list-item>
              <text:list>
                <text:list-item>
                  <text:p text:style-name="P23">Sticky Hooks. <text:s/>Hooks can now be made 'sticky' by clicking on them again <text:soft-page-break/>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7244658" text:continue-numbering="true" text:style-name="L3">
        <text:list-item>
          <text:p text:style-name="P23">Release 2.0.33-experimental</text:p>
        </text:list-item>
      </text:list>
      <text:p text:style-name="P8"/>
      <text:list xml:id="list37231424" text:continue-numbering="true" text:style-name="L3">
        <text:list-item>
          <text:list>
            <text:list-item>
              <text:p text:style-name="P23">Eigend</text:p>
              <text:p text:style-name="P23"/>
              <text:list>
                <text:list-item>
                  <text:p text:style-name="P23">Rigs can be connected up at the top level. <text:s/>It is no longer necessary to wire up all the ports individually</text:p>
                </text:list-item>
                <text:list-item>
                  <text:p text:style-name="P28">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8">Light signals are now also coordinates and can be either geometrical and 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Updated example setup</text:p>
                </text:list-item>
                <text:list-item>
                  <text:p text:style-name="P23">Implemented re-do on talkers</text:p>
                </text:list-item>
                <text:list-item>
                  <text:p text:style-name="P23">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text:soft-page-break/></text:p>
      <text:list xml:id="list37253177" text:continue-numbering="true" text:style-name="L3">
        <text:list-item>
          <text:list>
            <text:list-item>
              <text:p text:style-name="P23">Workbench</text:p>
            </text:list-item>
          </text:list>
        </text:list-item>
      </text:list>
      <text:p text:style-name="P8"/>
      <text:list xml:id="list37231771"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7-13T17:10:43.21</dc:date>
    <meta:editing-duration>P3DT15H12M55S</meta:editing-duration>
    <meta:editing-cycles>344</meta:editing-cycles>
    <meta:generator>LibreOffice/3.5$Windows_x86 LibreOffice_project/7e68ba2-a744ebf-1f241b7-c506db1-7d53735</meta:generator>
    <meta:document-statistic meta:table-count="0" meta:image-count="1" meta:object-count="0" meta:page-count="20" meta:paragraph-count="402" meta:word-count="4796" meta:character-count="27658" meta:non-whitespace-character-count="23635"/>
    <meta:user-defined meta:name="Info 1"/>
    <meta:user-defined meta:name="Info 2"/>
    <meta:user-defined meta:name="Info 3"/>
    <meta:user-defined meta:name="Info 4"/>
  </office:meta>
</office:document-meta>
</file>